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top" draw:auto-grow-height="false" fo:min-height="10.806cm" fo:min-width="5.45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0.838cm" fo:min-width="5.186cm"/>
    </style:style>
    <style:style style:name="gr3" style:family="graphic" style:parent-style-name="standard">
      <style:graphic-properties draw:fill-color="#e6e6ff" draw:textarea-horizontal-align="justify" draw:textarea-vertical-align="top" draw:auto-grow-height="false" fo:min-height="10.816cm" fo:min-width="5.3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725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639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6e6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.6cm" svg:height="11.7cm" svg:x="15.9cm" svg:y="0.1cm">
          <text:p text:style-name="P1">Exports:</text:p>
          <text:p text:style-name="P1"/>
          <text:p text:style-name="P1"><text:span text:style-name="T1">Define </text:span>what</text:p>
          <text:p text:style-name="P1">the client can </text:p>
          <text:p text:style-name="P1">see and access.</text:p>
          <text:p text:style-name="P1"/>
          <text:p text:style-name="P1"><text:span text:style-name="T2">export(fun1, fun2)</text:span></text:p>
          <text:p text:style-name="P1"><text:span text:style-name="T2"># or export(„^fun.*$“)</text:span></text:p>
          <text:p text:style-name="P1"><text:span text:style-name="T2"/></text:p>
          <text:p text:style-name="P1"><text:span text:style-name="T2"/></text:p>
          <text:p text:style-name="P1"><text:span text:style-name="T2">-------------------------</text:span></text:p>
          <text:p text:style-name="P1"><text:span text:style-name="T2"/></text:p>
          <text:p text:style-name="P1"><text:span text:style-name="T2"># Usage:</text:span></text:p>
          <text:p text:style-name="P1"><text:span text:style-name="T2">m$fun1()</text:span></text:p>
          <text:p text:style-name="P1"><text:span text:style-name="T2">m$fun2()</text:span></text:p>
          <text:p text:style-name="P1"><text:span text:style-name="T2"/></text:p>
          <text:p text:style-name="P1"><text:span text:style-name="T2">m$helper() # not expoted</text:span></text:p>
          <text:p text:style-name="P1"><text:span text:style-name="T2">m$.fun() # never ex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11.702cm" svg:x="8.1cm" svg:y="0.098cm">
          <text:p text:style-name="P1">Module:</text:p>
          <text:p text:style-name="P1"/>
          <text:p text:style-name="P1">Defines the </text:p>
          <text:p text:style-name="P1">elements of the </text:p>
          <text:p text:style-name="P1">module. </text:p>
          <text:p text:style-name="P1"/>
          <text:p text:style-name="P1"><text:span text:style-name="T2">fun1 &lt;- function() ...</text:span></text:p>
          <text:p><text:span text:style-name="T2">fun2 &lt;- function() ...</text:span></text:p>
          <text:p><text:span text:style-name="T2">helper &lt;- function() ...</text:span></text:p>
          <text:p><text:span text:style-name="T2"/></text:p>
          <text:p><text:span text:style-name="T2">.fun &lt;- function() ...</text:span></text:p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5cm" svg:height="11.7cm" svg:x="0.1cm" svg:y="0.1cm">
          <text:p text:style-name="P1">Imports:</text:p>
          <text:p text:style-name="P1"/>
          <text:p text:style-name="P1">Define what a</text:p>
          <text:p text:style-name="P1">module has access</text:p>
          <text:p text:style-name="P1">to.</text:p>
          <text:p text:style-name="P1"/>
          <text:p text:style-name="P1"><text:span text:style-name="T2"># whole package</text:span></text:p>
          <text:p text:style-name="P1"><text:span text:style-name="T2">import(stats) </text:span></text:p>
          <text:p text:style-name="P1"><text:span text:style-name="T2"/></text:p>
          <text:p text:style-name="P1"><text:span text:style-name="T2"># single function</text:span></text:p>
          <text:p text:style-name="P1"><text:span text:style-name="T2">import(stats, median)</text:span></text:p>
          <text:p text:style-name="P1"><text:span text:style-name="T2"/></text:p>
          <text:p text:style-name="P1"><text:span text:style-name="T2"># another module</text:span></text:p>
          <text:p text:style-name="P1"><text:span text:style-name="T2">foo &lt;- use(anotherModule)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cm" svg:height="1.8cm" svg:x="6.6cm" svg:y="4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cm" svg:height="1.6cm" svg:x="14.5cm" svg:y="5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9:43:20.787670615</meta:creation-date>
    <dc:date>2016-10-12T16:01:08.134810335</dc:date>
    <meta:editing-duration>PT2H11M</meta:editing-duration>
    <meta:editing-cycles>19</meta:editing-cycles>
    <meta:generator>LibreOffice/5.1.4.2$Linux_X86_64 LibreOffice_project/10m0$Build-2</meta:generator>
    <meta:document-statistic meta:object-count="28"/>
  </office:meta>
</office:document-meta>
</file>